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Inconsolata, Courier, monospace"/>
    <style:font-face style:name="Helvetica Neue" svg:font-family="'Helvetica Neue', Arial, sans"/>
    <style:font-face style:name="gotham" svg:font-family="gotham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style:font-name="gotham" fo:font-weight="bold"/>
    </style:style>
    <style:style style:name="P2" style:family="paragraph" style:parent-style-name="Heading_20_3">
      <style:paragraph-properties fo:margin-left="0cm" fo:margin-right="0cm" fo:text-indent="0cm" style:auto-text-indent="false" fo:padding="0cm" fo:border="none"/>
      <style:text-properties style:font-name="Helvetica Neue" fo:font-weight="bold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Preformatted_20_Text">
      <style:paragraph-properties fo:margin-top="0cm" fo:margin-bottom="0cm" loext:contextual-spacing="false"/>
    </style:style>
    <style:style style:name="P5" style:family="paragraph" style:parent-style-name="Heading_20_2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style:font-name="Helvetica Neue" fo:font-weight="bold"/>
    </style:style>
    <style:style style:name="P6" style:family="paragraph" style:parent-style-name="Heading_20_4">
      <style:paragraph-properties fo:margin-left="0cm" fo:margin-right="0cm" fo:text-indent="0cm" style:auto-text-indent="false" fo:padding="0cm" fo:border="none"/>
      <style:text-properties style:font-name="Helvetica Neue" fo:font-weight="bold"/>
    </style:style>
    <style:style style:name="P7" style:family="paragraph" style:parent-style-name="Text_20_body" style:list-style-name="L1">
      <style:paragraph-properties fo:margin-left="0cm" fo:margin-right="0cm" fo:text-indent="0cm" style:auto-text-indent="false"/>
      <style:text-properties style:font-name="Helvetica Neue" fo:font-size="13.6999998092651pt"/>
    </style:style>
    <style:style style:name="P8" style:family="paragraph" style:parent-style-name="Text_20_body" style:list-style-name="L2">
      <style:paragraph-properties fo:margin-left="0cm" fo:margin-right="0cm" fo:text-indent="0cm" style:auto-text-indent="false"/>
      <style:text-properties style:font-name="Helvetica Neue" fo:font-size="13.6999998092651pt"/>
    </style:style>
    <style:style style:name="P9" style:family="paragraph" style:parent-style-name="Text_20_body" style:list-style-name="L3">
      <style:paragraph-properties fo:margin-left="0cm" fo:margin-right="0cm" fo:text-indent="0cm" style:auto-text-indent="false"/>
      <style:text-properties style:font-name="Helvetica Neue" fo:font-size="13.6999998092651pt"/>
    </style:style>
    <style:style style:name="P10" style:family="paragraph" style:parent-style-name="Text_20_body" style:list-style-name="L4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Helvetica Neue" fo:font-size="13.6999998092651pt"/>
    </style:style>
    <style:style style:name="P12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/>
      <style:text-properties style:font-name="Helvetica Neue" fo:font-size="13.6999998092651pt"/>
    </style:style>
    <style:style style:name="P13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/>
      <style:text-properties style:font-name="Helvetica Neue" fo:font-size="13.6999998092651pt"/>
    </style:style>
    <style:style style:name="P14" style:family="paragraph" style:parent-style-name="Text_20_body" style:list-style-name="L3">
      <style:paragraph-properties fo:margin-left="0cm" fo:margin-right="0cm" fo:margin-top="0cm" fo:margin-bottom="0cm" loext:contextual-spacing="false" fo:text-indent="0cm" style:auto-text-indent="false"/>
      <style:text-properties style:font-name="Helvetica Neue" fo:font-size="13.6999998092651pt"/>
    </style:style>
    <style:style style:name="P15" style:family="paragraph" style:parent-style-name="Text_20_body" style:list-style-name="L4">
      <style:paragraph-properties fo:margin-left="0cm" fo:margin-right="0cm" fo:margin-top="0cm" fo:margin-bottom="0cm" loext:contextual-spacing="false" fo:text-indent="0cm" style:auto-text-indent="false"/>
      <style:text-properties style:font-name="Helvetica Neue" fo:font-size="13.6999998092651pt"/>
    </style:style>
    <style:style style:name="P16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/>
      <style:text-properties style:font-name="Helvetica Neue" fo:font-size="13.6999998092651pt" fo:background-color="#ffff00"/>
    </style:style>
    <style:style style:name="P17" style:family="paragraph" style:parent-style-name="Text_20_body" style:list-style-name="L4">
      <style:paragraph-properties fo:margin-left="0cm" fo:margin-right="0cm" fo:margin-top="0cm" fo:margin-bottom="0cm" loext:contextual-spacing="false" fo:text-indent="0cm" style:auto-text-indent="false"/>
    </style:style>
    <style:style style:name="P18" style:family="paragraph" style:parent-style-name="Text_20_body">
      <style:paragraph-properties fo:margin-top="0cm" fo:margin-bottom="0cm" loext:contextual-spacing="false"/>
    </style:style>
    <style:style style:name="T1" style:family="text">
      <style:text-properties style:font-name="Consolas" fo:background-color="#f8f8f8" loext:char-shading-value="0" loext:padding="0.049cm" loext:border="0.06pt solid #cccccc"/>
    </style:style>
    <style:style style:name="T2" style:family="text">
      <style:text-properties style:font-name="Consolas" fo:font-size="13.6999998092651pt" fo:background-color="#f8f8f8" loext:char-shading-value="0" loext:padding="0.049cm" loext:border="0.06pt solid #eaeaea"/>
    </style:style>
    <style:style style:name="T3" style:family="text">
      <style:text-properties fo:background-color="#f8f8f8" loext:char-shading-value="0" loext:padding="0.049cm" loext:border="0.06pt solid #cccccc"/>
    </style:style>
    <style:style style:name="T4" style:family="text">
      <style:text-properties style:font-name="Helvetica Neue" fo:font-size="13.6999998092651pt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-0.499cm" text:min-label-width="0.499cm"/>
      </text:list-level-style-bullet>
      <text:list-level-style-bullet text:level="4" text:style-name="Bullet_20_Symbols" style:num-suffix="." text:bullet-char="•">
        <style:list-level-properties text:space-before="-0.49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Definições sobre o funcionamento do Frota - Crédito</text:h>
      <text:p text:style-name="P11">Esse documento descreve como deve se comportar o sistema de gestão de frotas para a modalidade CREDITO e quais desdobramentos e parametrizações são necessárias para o correto funcionamento.</text:p>
      <text:h text:style-name="P5" text:outline-level="2">Entidades envolvidas:</text:h>
      <text:list xml:id="list1362887840778874791" text:style-name="L1">
        <text:list-item>
          <text:p text:style-name="P12">Cadastro de Programa;</text:p>
        </text:list-item>
        <text:list-item>
          <text:p text:style-name="P12">Cadastro de veículo;</text:p>
        </text:list-item>
        <text:list-item>
          <text:p text:style-name="P7">Contas a Receber;</text:p>
        </text:list-item>
      </text:list>
      <text:h text:style-name="P5" text:outline-level="2">Fluxo Geral</text:h>
      <text:h text:style-name="P2" text:outline-level="3">Parametrizações</text:h>
      <text:h text:style-name="P6" text:outline-level="4">Cadastro de programa</text:h>
      <text:p text:style-name="P11">No cadastro do programa deverão haver as seguintes parametrizações:</text:p>
      <text:list xml:id="list8942865196878796648" text:style-name="L2">
        <text:list-item>
          <text:p text:style-name="P13">Opção para definir se aquele contrato é de Crédito ou se é Carga(Pedido);</text:p>
        </text:list-item>
        <text:list-item>
          <text:p text:style-name="P13">Caso seja um produto de crédito, deverão possibilitar as seguintes parametrizações:</text:p>
          <text:list>
            <text:list-item>
              <text:p text:style-name="P13">Limite de crédito para a Empresa: Define o valor máximo de endividamento do cliente;</text:p>
            </text:list-item>
            <text:list-item>
              <text:p text:style-name="P13">Dias de fechamento:</text:p>
              <text:list>
                <text:list-item>
                  <text:p text:style-name="P13">Possibilidade de definir até 4 dias no mês</text:p>
                </text:list-item>
                <text:list-item>
                  <text:p text:style-name="P13">A fatura deve comportar transações ocorridas entre o dia de fechamento anterior e o fechamento atual. Ex.: Fechamentos: Dias 1 e 15. </text:p>
                  <text:list>
                    <text:list-item>
                      <text:p text:style-name="P13">Fatura do primeiro fechamento do mês: transações do dia 01 até 14.</text:p>
                    </text:list-item>
                    <text:list-item>
                      <text:p text:style-name="P13">Fatura do segundo fechamento do mês: transações do dia 15 até 31(ou o dia que anteceder o dia 01).</text:p>
                    </text:list-item>
                  </text:list>
                </text:list-item>
              </text:list>
            </text:list-item>
            <text:list-item>
              <text:p text:style-name="P13">Prazo para para pagamento: Quantidade de dias para o vencimento da fatura gerada no fechamento. Ex.: Prazo: 15 dias. Fechamento do <text:soft-page-break/>dia 01, fatura deverá vencer dia 15, fechamento do dia 15 deverá ser vencer dia 30.</text:p>
            </text:list-item>
            <text:list-item>
              <text:p text:style-name="P13">Juros: Campo para informar o % de juros da fatura. O percentual deverá ser mensal e calculado pró-rata de acordo com o atraso;</text:p>
            </text:list-item>
            <text:list-item>
              <text:p text:style-name="P13">Multa: Campo para informar o percentual de multa. Deve ser cobrado o percentual uma unica vez e caso de atraso.</text:p>
            </text:list-item>
            <text:list-item>
              <text:p text:style-name="P13">Renova automaticamente o limite no fechamento: Boleano (Sim/Não): Se marcado como Sim, deve zerar o saldo devedor de todos os cartões renovando, assim, o saldo disponível. Caso não, o sistema somente deverá renovar o saldo disponível quando houver a quitação do contas a receber gerado no fechamento.</text:p>
            </text:list-item>
            <text:list-item>
              <text:p text:style-name="P16">Taxa Administração(%): Percentual cobrando em cima da utilização de cada cartão;</text:p>
            </text:list-item>
            <text:list-item>
              <text:p text:style-name="P16">Taxa de Manutenção(R$): Valor cobrado por cartão ativo.</text:p>
            </text:list-item>
            <text:list-item>
              <text:p text:style-name="P16">Taxa de Utilização(R$): Valor cobrado por cartão Utilizado.</text:p>
            </text:list-item>
            <text:list-item>
              <text:p text:style-name="P8">Tolerância atraso Fatura: Quantidades de dias máximo para atraso de fatura. Se definido, o sistema deverá bloquear o cliente caso o mesmo esteja com fatura em aberto X dias maior que esse parâmetro.</text:p>
            </text:list-item>
          </text:list>
        </text:list-item>
      </text:list>
      <text:p text:style-name="Text_20_body"/>
      <text:h text:style-name="P6" text:outline-level="4">Cadastro de Veículos</text:h>
      <text:p text:style-name="P11">No cadastro de veículos adicionaria os seguintes parâmetros:</text:p>
      <text:list xml:id="list2331561123596370101" text:style-name="L3">
        <text:list-item>
          <text:p text:style-name="P14">Limite de crédito do veículo(obrigatório);</text:p>
        </text:list-item>
        <text:list-item>
          <text:p text:style-name="P14">Limite diário de utilização(opcional). Esse campo define qual o valor máximo(em valor) que o veículo pode consumir ao dia;</text:p>
        </text:list-item>
        <text:list-item>
          <text:p text:style-name="P9">Limite Mensal de utilização(opcional). Esse campo define o valor máximo que o veículo pode utilizar dentro do mês corrente.</text:p>
        </text:list-item>
      </text:list>
      <text:p text:style-name="P11">Processo de validação:</text:p>
      <text:p text:style-name="P11">VC = Valor Compra<text:line-break/>SC = Saldo Disponível;<text:line-break/>SD = Saldo do Dia;<text:line-break/>SM = Saldo Mês;</text:p>
      <text:p text:style-name="P3"><text:span text:style-name="Source_20_Text"><text:span text:style-name="T1">IF( VC &lt;= SC AND (VC &lt;= SD AND VC &lt;= SM){</text:span></text:span></text:p>
      <text:p text:style-name="P4"><text:span text:style-name="Source_20_Text"><text:span text:style-name="T3"><text:s text:c="2"/></text:span></text:span><text:span text:style-name="Source_20_Text"><text:span text:style-name="T1">return: TRANSACAO_OK;</text:span></text:span></text:p>
      <text:p text:style-name="P4"><text:span text:style-name="Source_20_Text"><text:span text:style-name="T1">}</text:span></text:span></text:p>
      <text:p text:style-name="P4"><text:span text:style-name="Source_20_Text"><text:span text:style-name="T1">return: TRANSACAO_NEGADA_SEM_SALDO;</text:span></text:span></text:p>
      <text:h text:style-name="P2" text:outline-level="3"><text:soft-page-break/>Limites e reflexos</text:h>
      <text:p text:style-name="P11">O sistema deve controlar os limites de crédito tanto da empresa quanto dos veículos de forma a:</text:p>
      <text:list xml:id="list6377622438171442430" text:style-name="L4">
        <text:list-item>
          <text:p text:style-name="P17"><text:span text:style-name="T4">O cliente não poderá se endividar em valor maior do que o definido no </text:span><text:span text:style-name="Source_20_Text"><text:span text:style-name="T2">Limite de crédito para a Empresa</text:span></text:span><text:span text:style-name="T4">. Esse comportamento deverá levar em conta: Total em aberto para o cliente(faturas pendentes de pagamento) + Total de saldo devedor de todos os cartões do cliente deve ser sempre menor que o </text:span><text:span text:style-name="Source_20_Text"><text:span text:style-name="T2">Limite de crédito para a Empresa</text:span></text:span><text:span text:style-name="T4"> </text:span></text:p>
        </text:list-item>
        <text:list-item>
          <text:p text:style-name="P15">Não deverá ser possível transacionar valores maiores do que os limites estabelecidos no veículo;</text:p>
        </text:list-item>
        <text:list-item>
          <text:p text:style-name="P15">A fatura deverá ser gerada no ato do fechamento;</text:p>
        </text:list-item>
        <text:list-item>
          <text:p text:style-name="P15">Os saldos disponíveis dos cartões deverão ser renovados nos seguintes casos:</text:p>
          <text:list>
            <text:list-item>
              <text:p text:style-name="P17"><text:span text:style-name="T4">Se o parâmetro no programa </text:span><text:span text:style-name="Source_20_Text"><text:span text:style-name="T2">Renova automaticamente o limite no fechamento</text:span></text:span><text:span text:style-name="T4">estiver definido como SIM, o saldo disponível deverá ser equalizado ao limite;</text:span></text:p>
            </text:list-item>
            <text:list-item>
              <text:p text:style-name="P10"><text:span text:style-name="T4">Caso o parâmetro</text:span><text:span text:style-name="Source_20_Text"><text:span text:style-name="T2">Renova automaticamente o limite no fechamento</text:span></text:span><text:span text:style-name="T4"> estiver definido como não, o saldo disponível deverá ser a soma do total disponível no momento do pagamento + o total consumido pela fatura quitada.</text:span></text:p>
            </text:list-item>
          </text:list>
        </text:list-item>
      </text:list>
      <text:p text:style-name="P18">​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Inconsolata, Courier, monospace"/>
    <style:font-face style:name="Helvetica Neue" svg:font-family="'Helvetica Neue', Arial, sans"/>
    <style:font-face style:name="gotham" svg:font-family="gotham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6:53:37.143938730</meta:creation-date>
    <dc:date>2018-03-01T16:55:36.319272167</dc:date>
    <meta:editing-duration>PT1M5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46" meta:word-count="637" meta:character-count="3785" meta:non-whitespace-character-count="3216"/>
  </office:meta>
</office:document-meta>
</file>